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6988" officeooo:paragraph-rsid="001e6988" style:font-weight-asian="bold" style:font-weight-complex="bold"/>
    </style:style>
    <style:style style:name="P2" style:family="paragraph" style:parent-style-name="Standard">
      <style:text-properties fo:font-weight="normal" officeooo:rsid="001e6988" officeooo:paragraph-rsid="001e6988" style:font-weight-asian="normal" style:font-weight-complex="normal"/>
    </style:style>
    <style:style style:name="P3" style:family="paragraph" style:parent-style-name="Standard">
      <style:text-properties fo:font-weight="normal" officeooo:rsid="001e6988" officeooo:paragraph-rsid="001e6988" style:font-weight-asian="normal" style:font-weight-complex="normal"/>
    </style:style>
    <style:style style:name="T1" style:family="text">
      <style:text-properties officeooo:rsid="001e9e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de Changes</text:p>
      <text:p text:style-name="P1"/>
      <text:p text:style-name="P2">- files which are imported must have “lib_” prefix so we know what the dependencies are</text:p>
      <text:p text:style-name="P2">- evdev has been installed for python 3</text:p>
      <text:p text:style-name="P2">- Scotch’s sample code has been provided to help you get wireless controls working</text:p>
      <text:p text:style-name="P2">- “<text:span text:style-name="T1">Good Code” has been renamed to “controller”</text:span></text:p>
      <text:p text:style-name="P2">- “<text:span text:style-name="T1">controller” has been renamed to “gamepad” because it only checked for gamepad existenc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08:20:42.536088588</meta:creation-date>
    <dc:date>2016-05-27T08:26:15.554136444</dc:date>
    <meta:editing-duration>PT2M33S</meta:editing-duration>
    <meta:editing-cycles>2</meta:editing-cycles>
    <meta:generator>LibreOffice/5.1.2.2$Linux_X86_64 LibreOffice_project/10m0$Build-2</meta:generator>
    <meta:document-statistic meta:table-count="0" meta:image-count="0" meta:object-count="0" meta:page-count="1" meta:paragraph-count="6" meta:word-count="62" meta:character-count="356" meta:non-whitespace-character-count="300"/>
  </office:meta>
</office:document-meta>
</file>